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2.152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1.478cm" svg:height="42.402cm" svg:x="0.054cm" svg:y="-6.62cm">
          <draw:text-box>
            <text:p text:style-name="P1">Sure! Here’s a comprehensive list of 10 questions for each of the specified topics.</text:p>
            <text:p text:style-name="P2">1. Mathematical Induction</text:p>
            <text:p text:style-name="P1">Question 1: Prove that 1+2+3+⋯+n=n(n+1)21 + 2 + 3 + \cdots + n = \frac{n(n + 1)}{2}1+2+3+⋯+n=2n(n+1)​ for all n≥1n \geq 1n≥1.</text:p>
            <text:p text:style-name="P1">Question 2: Show that 2n&gt;n22^n &gt; n^22n&gt;n2 for all integers n≥5n \geq 5n≥5.</text:p>
            <text:p text:style-name="P1">Question 3: Prove that 3n&gt;n33^n &gt; n^33n&gt;n3 for all integers n≥4n \geq 4n≥4.</text:p>
            <text:p text:style-name="P1">Question 4: Prove that n!&gt;2nn! &gt; 2^nn!&gt;2n for all integers n≥4n \geq 4n≥4.</text:p>
            <text:p text:style-name="P1">Question 5: Show that 5+10+15+⋯+5n=5n(n+1)25 + 10 + 15 + \cdots + 5n = \frac{5n(n + 1)}{2}5+10+15+⋯+5n=25n(n+1)​ for all n≥1n \geq 1n≥1.</text:p>
            <text:p text:style-name="P1">Question 6: Prove that 7n&gt;3n27^n &gt; 3n^27n&gt;3n2 for all integers n≥3n \geq 3n≥3.</text:p>
            <text:p text:style-name="P1">Question 7: Show that n3−nn^3 - nn3−n is divisible by 3 for all integers nnn.</text:p>
            <text:p text:style-name="P1">Question 8: Prove that 2+4+6+⋯+2n=n(n+1)2 + 4 + 6 + \cdots + 2n = n(n + 1)2+4+6+⋯+2n=n(n+1) for all integers n≥1n \geq 1n≥1.</text:p>
            <text:p text:style-name="P1">Question 9: Show that 13+23+33+⋯+n3=(n(n+1)2)21^3 + 2^3 + 3^3 + \cdots + n^3 = \left(\frac{n(n + 1)}{2}\right)^213+23+33+⋯+n3=(2n(n+1)​)2 for all n≥1n \geq 1n≥1.</text:p>
            <text:p text:style-name="P1">Question 10: Prove that n2+n+1n^2 + n + 1n2+n+1 is odd for all odd integers nnn.</text:p>
            <text:p text:style-name="P2">2. Elementary Logic</text:p>
            <text:p text:style-name="P1">Question 1: What is the equivalent expression of ¬(P∨Q)\neg(P \lor Q)¬(P∨Q)?</text:p>
            <text:p text:style-name="P1">Question 2: Determine the truth value of P→(Q∧R)P \rightarrow (Q \land R)P→(Q∧R) when PPP is false, QQQ is true, and RRR is false.</text:p>
            <text:p text:style-name="P1">Question 3: What is the result of the expression (P∧Q)∨(P∧¬Q)(P \land Q) \lor (P \land \neg Q)(P∧Q)∨(P∧¬Q)?</text:p>
            <text:p text:style-name="P1">Question 4: If PPP is true and QQQ is false, find the truth value of P↔QP \leftrightarrow QP↔Q.</text:p>
            <text:p text:style-name="P1">Question 5: Prove that P→QP \rightarrow QP→Q is logically equivalent to ¬Q→¬P\neg Q \rightarrow \neg P¬Q→¬P.</text:p>
            <text:p text:style-name="P1">Question 6: Determine the truth value of the statement (P∧Q)∨(R→S)(P \land Q) \lor (R \rightarrow S)(P∧Q)∨(R→S) when PPP is true, QQQ is false, RRR is true, and SSS is false.</text:p>
            <text:p text:style-name="P1">Question 7: Construct a truth table for the expression (P∨Q)∧(P→R)(P \lor Q) \land (P \rightarrow R)(P∨Q)∧(P→R).</text:p>
            <text:p text:style-name="P1">Question 8: What is the contrapositive of the statement "If it rains, then the ground is wet"?</text:p>
            <text:p text:style-name="P1">Question 9: Show that ¬(P∧Q)\neg(P \land Q)¬(P∧Q) is equivalent to ¬P∨¬Q\neg P \lor \neg Q¬P∨¬Q using truth tables.</text:p>
            <text:p text:style-name="P1">Question 10: What is the logical negation of the statement "All birds can fly"?</text:p>
            <text:p text:style-name="P2">3. Set Theory</text:p>
            <text:p text:style-name="P1">Question 1: If A={1,2,3}A = \{1, 2, 3\}A={1,2,3} and B={3,4,5}B = \{3, 4, 5\}B={3,4,5}, find A∩BA \cap BA∩B and A∪BA \cup BA∪B.</text:p>
            <text:p text:style-name="P1">Question 2: Determine the power set of A={a,b}A = \{a, b\}A={a,b}.</text:p>
            <text:p text:style-name="P1">Question 3: If A={x∣x is an even integer}A = \{x | x \text{ is an even integer}\}A={x∣x is an even integer} and B={x∣x is a multiple of 4}B = \{x | x \text{ is a multiple of 4}\}B={x∣x is a multiple of 4}, what is A∩BA \cap BA∩B?</text:p>
            <text:p text:style-name="P1">Question 4: Prove that the empty set is a subset of every set.</text:p>
            <text:p text:style-name="P1">Question 5: Find A−BA - BA−B if A={1,2,3,4}A = \{1, 2, 3, 4\}A={1,2,3,4} and B={2,4}B = \{2, 4\}B={2,4}.</text:p>
            <text:p text:style-name="P1">Question 6: If A={1,2,3}A = \{1, 2, 3\}A={1,2,3}, B={3,4,5}B = \{3, 4, 5\}B={3,4,5}, and C={5,6}C = \{5, 6\}C={5,6}, find A∪(B∩C)A \cup (B \cap C)A∪(B∩C).</text:p>
            <text:p text:style-name="P1">Question 7: Show that if A⊆BA \subseteq BA⊆B and B⊆CB \subseteq CB⊆C, then A⊆CA \subseteq CA⊆C.</text:p>
            <text:p text:style-name="P1">Question 8: If A={1,2}A = \{1, 2\}A={1,2} and B={2,3}B = \{2, 3\}B={2,3}, find AΔBA \Delta BAΔB (symmetric difference).</text:p>
            <text:p text:style-name="P1">Question 9: Let A={1,2,3}A = \{1, 2, 3\}A={1,2,3}. How many elements are in the power set of AAA?</text:p>
            <text:p text:style-name="P1">Question 10: Prove that the intersection of two sets is commutative, i.e., A∩B=B∩AA \cap B = B \cap AA∩B=B∩A.</text:p>
            <text:p text:style-name="P2">4. Real Number System</text:p>
            <text:p text:style-name="P1">Question 1: Prove that 2\sqrt{2}2​ is irrational.</text:p>
            <text:p text:style-name="P1">Question 2: Show that the sum of two irrational numbers can be rational.</text:p>
            <text:p text:style-name="P1">Question 3: Prove that the product of two irrational numbers can be rational.</text:p>
            <text:p text:style-name="P1">Question 4: Prove that there are infinitely many irrational numbers.</text:p>
            <text:p text:style-name="P1">Question 5: Show that 22\frac{\sqrt{2}}{2}22​​ is irrational.</text:p>
            <text:p text:style-name="P1">Question 6: Prove that the square root of any prime number is irrational.</text:p>
            <text:p text:style-name="P1">Question 7: Show that π\piπ is irrational.</text:p>
            <text:p text:style-name="P1">Question 8: Prove that the set of rational numbers is countable.</text:p>
            <text:p text:style-name="P1">Question 9: Prove that the set of real numbers is uncountable.</text:p>
            <text:p text:style-name="P1">Question 10: Show that every real number can be represented by a decimal expansion.</text:p>
            <text:p text:style-name="P1">Feel free to ask for clarification on any of these questions or for additional topics!</text:p>
            <text:p text:style-name="P1">4o mini</text:p>
            <text:p text:style-name="P1"/>
            <text:p text:style-name="P1">ChatGPT can make mistakes. Check important info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54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8:31:15.472948650</meta:creation-date>
    <dc:date>2024-10-31T08:33:00.262842724</dc:date>
    <meta:editing-duration>PT1M45S</meta:editing-duration>
    <meta:editing-cycles>1</meta:editing-cycles>
    <meta:document-statistic meta:object-count="1"/>
    <meta:generator>LibreOffice/24.2.6.2$Linux_X86_64 LibreOffice_project/420$Build-2</meta:generator>
  </office:meta>
</office:document-meta>
</file>